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end="Arrow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7" style:family="paragraph">
      <style:text-properties fo:font-family="'Nimbus Sans L'" style:font-pitch="variable" fo:font-size="12pt"/>
    </style:style>
    <style:style style:name="P8" style:family="paragraph">
      <style:paragraph-properties fo:text-align="center"/>
      <style:text-properties fo:font-family="'Nimbus Sans L'" style:font-pitch="variable" fo:font-size="12pt"/>
    </style:style>
    <style:style style:name="P9" style:family="paragraph">
      <style:text-properties fo:font-family="'Nimbus Sans L'" style:font-pitch="variable" fo:font-size="12pt" fo:font-style="italic"/>
    </style:style>
    <style:style style:name="P10" style:family="paragraph">
      <style:paragraph-properties fo:margin-left="0cm" fo:margin-right="0cm" fo:text-align="end" fo:text-indent="0cm"/>
      <style:text-properties fo:font-family="'Nimbus Sans L'" style:font-pitch="variable" fo:font-size="12pt"/>
    </style:style>
    <style:style style:name="P11" style:family="paragraph">
      <style:text-properties fo:font-family="'Nimbus Sans L'" style:font-pitch="variable" fo:font-size="12pt"/>
    </style:style>
    <style:style style:name="P12" style:family="paragraph">
      <style:paragraph-properties fo:text-align="end"/>
      <style:text-properties fo:font-family="'Nimbus Sans L'" style:font-pitch="variable" fo:font-size="12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0099ff" fo:font-family="Helvetica" style:font-family-generic="swiss" style:font-pitch="variable" fo:font-size="12pt"/>
    </style:style>
    <style:style style:name="T4" style:family="text">
      <style:text-properties fo:font-family="'Nimbus Sans L'" style:font-pitch="variable" fo:font-size="12pt"/>
    </style:style>
    <style:style style:name="T5" style:family="text">
      <style:text-properties fo:font-family="'Nimbus Sans L'" style:font-pitch="variable" fo:font-size="11pt" fo:font-style="italic"/>
    </style:style>
    <style:style style:name="T6" style:family="text">
      <style:text-properties fo:font-family="'Nimbus Sans L'" style:font-pitch="variable" fo:font-size="12pt" fo:font-style="italic"/>
    </style:style>
    <style:style style:name="T7" style:family="text">
      <style:text-properties fo:font-family="'Nimbus Sans L'" style:font-pitch="variable" fo:font-size="12pt"/>
    </style:style>
    <style:style style:name="T8" style:family="text">
      <style:text-properties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draw:frame draw:style-name="gr1" draw:text-style-name="P2" draw:layer="layout" svg:width="12.114cm" svg:height="0.962cm" svg:x="0.832cm" svg:y="0.635cm">
          <draw:text-box>
            <text:p text:style-name="P1"><text:span text:style-name="T1">LF composite generation (rainex3)</text:span></text:p>
          </draw:text-box>
        </draw:frame>
        <draw:rect draw:style-name="gr2" draw:layer="layout" svg:width="11.5cm" svg:height="7cm" svg:x="13.635cm" svg:y="6.885cm">
          <text:p text:style-name="P1"/>
        </draw:rect>
        <draw:g draw:id="id3">
          <draw:ellipse draw:style-name="gr3" draw:text-style-name="P3" draw:layer="layout" svg:width="1.75cm" svg:height="1cm" svg:x="7.635cm" svg:y="9.885cm">
            <text:p text:style-name="P1"/>
          </draw:ellipse>
          <draw:rect draw:style-name="gr4" draw:text-style-name="P3" draw:layer="layout" svg:width="1.75cm" svg:height="0.5cm" svg:x="7.635cm" svg:y="9.885cm">
            <text:p text:style-name="P1"/>
          </draw:rect>
          <draw:line draw:style-name="gr5" draw:text-style-name="P3" draw:layer="layout" svg:x1="7.635cm" svg:y1="9.385cm" svg:x2="7.635cm" svg:y2="10.385cm">
            <text:p text:style-name="P1"/>
          </draw:line>
          <draw:line draw:style-name="gr5" draw:text-style-name="P3" draw:layer="layout" svg:x1="9.385cm" svg:y1="9.385cm" svg:x2="9.385cm" svg:y2="10.385cm">
            <text:p text:style-name="P1"/>
          </draw:line>
          <draw:ellipse draw:style-name="gr3" draw:text-style-name="P3" draw:layer="layout" svg:width="1.75cm" svg:height="1cm" svg:x="7.635cm" svg:y="8.885cm">
            <text:p text:style-name="P1"/>
          </draw:ellipse>
        </draw:g>
        <draw:frame draw:style-name="gr6" draw:text-style-name="P5" draw:layer="layout" svg:width="5.09cm" svg:height="0.993cm" svg:x="2.385cm" svg:y="9.392cm">
          <draw:text-box>
            <text:p text:style-name="P4"><text:span text:style-name="T2">/space/data/NOAA42_LF</text:span></text:p>
            <text:p text:style-name="P4"><text:span text:style-name="T2">NOAA43_LF</text:span></text:p>
          </draw:text-box>
        </draw:frame>
        <draw:rect draw:style-name="gr7" draw:layer="layout" svg:width="24.5cm" svg:height="11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6.253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1cm" svg:height="0.632cm" svg:x="13.885cm" svg:y="6.885cm">
          <draw:text-box>
            <text:p text:style-name="P1"><text:span text:style-name="T4">/opt/zebra/project/rainex/scripts/make_composite.csh</text:span></text:p>
          </draw:text-box>
        </draw:frame>
        <draw:rect draw:style-name="gr10" draw:text-style-name="P8" draw:id="id1" draw:layer="layout" svg:width="10.5cm" svg:height="1.5cm" svg:x="14.385cm" svg:y="9.135cm">
          <text:p text:style-name="P1"/>
        </draw:rect>
        <draw:frame draw:style-name="gr9" draw:text-style-name="P7" draw:layer="layout" svg:width="9.519cm" svg:height="1.212cm" svg:x="14.616cm" svg:y="9.135cm">
          <draw:text-box>
            <text:p text:style-name="P1"><text:span text:style-name="T4">/opt/zebra/project/rainex/scripts/findP3Sweeps.csh</text:span></text:p>
            <text:p text:style-name="P1"><text:span text:style-name="T5">(lists sweeps within five minutes of now)</text:span></text:p>
          </draw:text-box>
        </draw:frame>
        <draw:rect draw:style-name="gr10" draw:text-style-name="P8" draw:id="id2" draw:layer="layout" svg:width="8.5cm" svg:height="1cm" svg:x="15.385cm" svg:y="12.135cm">
          <text:p text:style-name="P1"/>
        </draw:rect>
        <draw:frame draw:style-name="gr9" draw:text-style-name="P7" draw:layer="layout" svg:width="7.482cm" svg:height="0.632cm" svg:x="15.635cm" svg:y="12.135cm">
          <draw:text-box>
            <text:p text:style-name="P1"><text:span text:style-name="T4">/opt/src/radarcomposite/radarcomposite</text:span></text:p>
          </draw:text-box>
        </draw:frame>
        <draw:connector draw:style-name="gr11" draw:text-style-name="P8" draw:layer="layout" svg:x1="19.635cm" svg:y1="10.635cm" svg:x2="19.635cm" svg:y2="12.135cm" draw:start-shape="id1" draw:start-glue-point="2" draw:end-shape="id2" draw:end-glue-point="0">
          <text:p text:style-name="P1"/>
        </draw:connector>
        <draw:connector draw:style-name="gr11" draw:text-style-name="P8" draw:layer="layout" svg:x1="9.385cm" svg:y1="9.885cm" svg:x2="14.385cm" svg:y2="9.885cm" draw:start-shape="id3" draw:start-glue-point="1" draw:end-shape="id1" draw:end-glue-point="3">
          <text:p text:style-name="P1"/>
        </draw:connector>
        <draw:frame draw:style-name="gr12" draw:text-style-name="P9" draw:layer="layout" svg:width="8.286cm" svg:height="0.682cm" svg:x="13.849cm" svg:y="7.453cm">
          <draw:text-box>
            <text:p text:style-name="P1"><text:span text:style-name="T6">(run every five minutes, via zebra’s crontab)</text:span></text:p>
          </draw:text-box>
        </draw:frame>
        <draw:g draw:id="id4">
          <draw:ellipse draw:style-name="gr3" draw:text-style-name="P3" draw:layer="layout" svg:width="1.75cm" svg:height="1cm" svg:x="10.635cm" svg:y="12.635cm">
            <text:p text:style-name="P1"/>
          </draw:ellipse>
          <draw:rect draw:style-name="gr4" draw:text-style-name="P3" draw:layer="layout" svg:width="1.75cm" svg:height="0.5cm" svg:x="10.635cm" svg:y="12.635cm">
            <text:p text:style-name="P1"/>
          </draw:rect>
          <draw:line draw:style-name="gr5" draw:text-style-name="P3" draw:layer="layout" svg:x1="10.635cm" svg:y1="12.135cm" svg:x2="10.635cm" svg:y2="13.135cm">
            <text:p text:style-name="P1"/>
          </draw:line>
          <draw:line draw:style-name="gr5" draw:text-style-name="P3" draw:layer="layout" svg:x1="12.385cm" svg:y1="12.135cm" svg:x2="12.385cm" svg:y2="13.135cm">
            <text:p text:style-name="P1"/>
          </draw:line>
          <draw:ellipse draw:style-name="gr3" draw:text-style-name="P3" draw:layer="layout" svg:width="1.75cm" svg:height="1cm" svg:x="10.635cm" svg:y="11.635cm">
            <text:p text:style-name="P1"/>
          </draw:ellipse>
        </draw:g>
        <draw:frame draw:style-name="gr6" draw:text-style-name="P5" draw:layer="layout" svg:width="8.02cm" svg:height="0.632cm" svg:x="2.51cm" svg:y="12.416cm">
          <draw:text-box>
            <text:p text:style-name="P4"><text:span text:style-name="T2">/space/data/rainex/noaa_lf_composite</text:span></text:p>
          </draw:text-box>
        </draw:frame>
        <draw:connector draw:style-name="gr11" draw:text-style-name="P8" draw:layer="layout" svg:x1="15.385cm" svg:y1="12.635cm" svg:x2="12.385cm" svg:y2="12.635cm" draw:start-shape="id2" draw:start-glue-point="3" draw:end-shape="id4" draw:end-glue-point="1">
          <text:p text:style-name="P1"/>
        </draw:connector>
      </draw:page>
      <draw:page draw:name="page2" draw:style-name="dp1" draw:master-page-name="ProcessDiagram">
        <draw:rect draw:style-name="gr2" draw:id="id6" draw:layer="layout" svg:width="11.5cm" svg:height="2cm" svg:x="13.635cm" svg:y="6.885cm">
          <text:p text:style-name="P1"/>
        </draw:rect>
        <draw:g draw:id="id5">
          <draw:ellipse draw:style-name="gr3" draw:text-style-name="P3" draw:layer="layout" svg:width="1.75cm" svg:height="1cm" svg:x="10.135cm" svg:y="7.885cm">
            <text:p text:style-name="P1"/>
          </draw:ellipse>
          <draw:rect draw:style-name="gr4" draw:text-style-name="P3" draw:layer="layout" svg:width="1.75cm" svg:height="0.5cm" svg:x="10.135cm" svg:y="7.885cm">
            <text:p text:style-name="P1"/>
          </draw:rect>
          <draw:line draw:style-name="gr5" draw:text-style-name="P3" draw:layer="layout" svg:x1="10.135cm" svg:y1="7.385cm" svg:x2="10.135cm" svg:y2="8.385cm">
            <text:p text:style-name="P1"/>
          </draw:line>
          <draw:line draw:style-name="gr5" draw:text-style-name="P3" draw:layer="layout" svg:x1="11.885cm" svg:y1="7.385cm" svg:x2="11.885cm" svg:y2="8.385cm">
            <text:p text:style-name="P1"/>
          </draw:line>
          <draw:ellipse draw:style-name="gr3" draw:text-style-name="P3" draw:layer="layout" svg:width="1.75cm" svg:height="1cm" svg:x="10.135cm" svg:y="6.885cm">
            <text:p text:style-name="P1"/>
          </draw:ellipse>
        </draw:g>
        <draw:rect draw:style-name="gr7" draw:layer="layout" svg:width="24.5cm" svg:height="7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2.135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86cm" svg:height="0.632cm" svg:x="13.885cm" svg:y="6.885cm">
          <draw:text-box>
            <text:p text:style-name="P1"><text:span text:style-name="T4">/opt/zebra/project/rainex/scripts/genimage_nrl_p3.csh</text:span></text:p>
          </draw:text-box>
        </draw:frame>
        <draw:connector draw:style-name="gr11" draw:text-style-name="P8" draw:layer="layout" svg:x1="11.885cm" svg:y1="7.885cm" svg:x2="13.635cm" svg:y2="7.885cm" draw:start-shape="id5" draw:start-glue-point="1" draw:end-shape="id6" draw:end-glue-point="3">
          <text:p text:style-name="P1"/>
        </draw:connector>
        <draw:frame draw:style-name="gr12" draw:text-style-name="P9" draw:layer="layout" svg:width="8.218cm" svg:height="0.682cm" svg:x="13.849cm" svg:y="7.453cm">
          <draw:text-box>
            <text:p text:style-name="P1"><text:span text:style-name="T6">(run every ten minutes, via zebra’s crontab)</text:span></text:p>
          </draw:text-box>
        </draw:frame>
        <draw:g draw:id="id7">
          <draw:ellipse draw:style-name="gr3" draw:text-style-name="P3" draw:layer="layout" svg:width="1.75cm" svg:height="1cm" svg:x="10.135cm" svg:y="10.635cm">
            <text:p text:style-name="P1"/>
          </draw:ellipse>
          <draw:rect draw:style-name="gr4" draw:text-style-name="P3" draw:layer="layout" svg:width="1.75cm" svg:height="0.5cm" svg:x="10.135cm" svg:y="10.635cm">
            <text:p text:style-name="P1"/>
          </draw:rect>
          <draw:line draw:style-name="gr5" draw:text-style-name="P3" draw:layer="layout" svg:x1="10.135cm" svg:y1="10.135cm" svg:x2="10.135cm" svg:y2="11.135cm">
            <text:p text:style-name="P1"/>
          </draw:line>
          <draw:line draw:style-name="gr5" draw:text-style-name="P3" draw:layer="layout" svg:x1="11.885cm" svg:y1="10.135cm" svg:x2="11.885cm" svg:y2="11.135cm">
            <text:p text:style-name="P1"/>
          </draw:line>
          <draw:ellipse draw:style-name="gr3" draw:text-style-name="P3" draw:layer="layout" svg:width="1.75cm" svg:height="1cm" svg:x="10.135cm" svg:y="9.635cm">
            <text:p text:style-name="P1"/>
          </draw:ellipse>
        </draw:g>
        <draw:frame draw:style-name="gr6" draw:text-style-name="P11" draw:layer="layout" svg:width="8.024cm" svg:height="0.632cm" svg:x="1.885cm" svg:y="10.385cm">
          <draw:text-box>
            <text:p text:style-name="P10"><text:span text:style-name="T7">/space/data/nrl_images/&lt;yyyymmdd&gt;/*png</text:span></text:p>
          </draw:text-box>
        </draw:frame>
        <draw:connector draw:style-name="gr11" draw:text-style-name="P8" draw:layer="layout" svg:x1="19.385cm" svg:y1="8.885cm" svg:x2="11.885cm" svg:y2="10.635cm" draw:start-shape="id6" draw:start-glue-point="2" draw:end-shape="id7" draw:end-glue-point="1">
          <text:p text:style-name="P1"/>
        </draw:connector>
        <draw:frame draw:style-name="gr1" draw:text-style-name="P2" draw:layer="layout" svg:width="14.62cm" svg:height="0.962cm" svg:x="0.832cm" svg:y="0.635cm">
          <draw:text-box>
            <text:p text:style-name="P1"><text:span text:style-name="T1">LF image generation for NRL-P3 (rainex3)</text:span></text:p>
          </draw:text-box>
        </draw:frame>
        <draw:frame draw:style-name="gr9" draw:text-style-name="P12" draw:layer="layout" svg:width="3.761cm" svg:height="0.632cm" svg:x="6.135cm" svg:y="7.503cm">
          <draw:text-box>
            <text:p text:style-name="P10"><text:span text:style-name="T8">/space/data/rainex/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2T09:23:13</dc:date>
    <meta:print-date>2005-08-22T09:17:21</meta:print-date>
    <dc:language>en-US</dc:language>
    <meta:editing-cycles>18</meta:editing-cycles>
    <meta:editing-duration>PT9H20M54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